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01cm" svg:stroke-color="#000000" draw:fill="none" draw:fill-color="#ffffff" fo:padding-top="-0.045cm" fo:padding-bottom="-0.045cm" fo:padding-left="-0.045cm" fo:padding-right="-0.045cm"/>
    </style:style>
  </office:automatic-styles>
  <office:body>
    <office:drawing>
      <draw:page draw:name="page1" draw:style-name="dp1" draw:master-page-name="Default">
        <draw:g>
          <draw:glue-point draw:id="4" svg:x="2.495cm" svg:y="-4.12cm"/>
          <draw:glue-point draw:id="5" svg:x="0cm" svg:y="-3.84cm"/>
          <draw:glue-point draw:id="6" svg:x="-2.495cm" svg:y="-4.12cm"/>
          <draw:glue-point draw:id="7" svg:x="0cm" svg:y="5cm"/>
          <draw:path draw:style-name="gr1" draw:layer="layout" svg:width="0.802cm" svg:height="1.68cm" svg:x="0cm" svg:y="0cm" svg:viewBox="0 0 803 1681" svg:d="m0 0v0c0 40 0 40 0 80 0 360 80 680 281 1000 160 240 321 440 522 601">
            <text:p/>
          </draw:path>
          <draw:path draw:style-name="gr1" draw:layer="layout" svg:width="0.802cm" svg:height="1.68cm" svg:x="0.802cm" svg:y="0cm" svg:viewBox="0 0 803 1681" svg:d="m0 1681c240-161 401-361 521-601 201-320 282-640 282-1000 0-40 0-40 0-80">
            <text:p/>
          </draw:path>
          <draw:path draw:style-name="gr1" draw:layer="layout" svg:width="1.6cm" svg:height="0.24cm" svg:x="0.002cm" svg:y="0cm" svg:viewBox="0 0 1601 241" svg:d="m0 0v0c40 0 40 40 80 40 240 120 440 201 720 201s480-81 720-201c40 0 40-40 81-40">
            <text:p/>
          </draw:path>
          <draw:line draw:style-name="gr1" draw:layer="layout" svg:x1="0.802cm" svg:y1="1.68cm" svg:x2="0.802cm" svg:y2="2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Digital - or_v</dc:title>
    <meta:creation-date>2011-02-07T17:14:53</meta:creation-date>
    <meta:editing-duration>P0D</meta:editing-duration>
    <meta:editing-cycles>1</meta:editing-cycles>
    <meta:document-statistic meta:object-count="5"/>
    <meta:generator>OpenOffice.org/3.3$Linux OpenOffice.org_project/330m20$Build-9567</meta:generator>
  </office:meta>
</office:document-meta>
</file>